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19E419BE5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pitch="variable"/>
    <style:font-face style:name="Cascadia Mono1" svg:font-family="'Cascadia Mono'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roboto" svg:font-family="roboto, sans-serif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764in" style:rel-column-width="13974*"/>
    </style:style>
    <style:style style:name="Table1.B" style:family="table-column">
      <style:table-column-properties style:column-width="1.4361in" style:rel-column-width="13593*"/>
    </style:style>
    <style:style style:name="Table1.C" style:family="table-column">
      <style:table-column-properties style:column-width="1.4396in" style:rel-column-width="13626*"/>
    </style:style>
    <style:style style:name="Table1.D" style:family="table-column">
      <style:table-column-properties style:column-width="2.5722in" style:rel-column-width="2434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>
        <style:tab-stops>
          <style:tab-stop style:position="2in"/>
        </style:tab-stops>
      </style:paragraph-properties>
      <style:text-properties officeooo:paragraph-rsid="0015d06e"/>
    </style:style>
    <style:style style:name="P3" style:family="paragraph" style:parent-style-name="Text_20_body">
      <style:paragraph-properties>
        <style:tab-stops/>
      </style:paragraph-properties>
      <style:text-properties officeooo:rsid="001422d1" officeooo:paragraph-rsid="001422d1"/>
    </style:style>
    <style:style style:name="P4" style:family="paragraph" style:parent-style-name="Heading_20_1">
      <style:text-properties officeooo:rsid="00177cd0" officeooo:paragraph-rsid="00177cd0"/>
    </style:style>
    <style:style style:name="P5" style:family="paragraph" style:parent-style-name="Text_20_body">
      <style:text-properties officeooo:rsid="00177cd0" officeooo:paragraph-rsid="00177cd0"/>
    </style:style>
    <style:style style:name="P6" style:family="paragraph" style:parent-style-name="Table_20_Contents">
      <style:text-properties officeooo:rsid="00185e72" officeooo:paragraph-rsid="00185e72"/>
    </style:style>
    <style:style style:name="P7" style:family="paragraph" style:parent-style-name="Table_20_Contents">
      <style:text-properties officeooo:rsid="001c0cfa" officeooo:paragraph-rsid="001c0cfa"/>
    </style:style>
    <style:style style:name="P8" style:family="paragraph" style:parent-style-name="Table_20_Contents">
      <style:text-properties officeooo:rsid="00191404" officeooo:paragraph-rsid="00191404"/>
    </style:style>
    <style:style style:name="P9" style:family="paragraph" style:parent-style-name="Table_20_Contents">
      <style:text-properties officeooo:rsid="001e460c" officeooo:paragraph-rsid="001e460c"/>
    </style:style>
    <style:style style:name="P10" style:family="paragraph" style:parent-style-name="Text_20_body">
      <style:text-properties officeooo:rsid="001c0cfa" officeooo:paragraph-rsid="001c0cfa"/>
    </style:style>
    <style:style style:name="P11" style:family="paragraph" style:parent-style-name="Text_20_body">
      <style:text-properties officeooo:rsid="001e460c" officeooo:paragraph-rsid="001e460c"/>
    </style:style>
    <style:style style:name="P12" style:family="paragraph" style:parent-style-name="Text_20_body">
      <style:text-properties officeooo:rsid="00200d8a" officeooo:paragraph-rsid="00200d8a"/>
    </style:style>
    <style:style style:name="P13" style:family="paragraph" style:parent-style-name="Standard">
      <style:text-properties officeooo:rsid="00200d8a" officeooo:paragraph-rsid="00200d8a"/>
    </style:style>
    <style:style style:name="P14" style:family="paragraph" style:parent-style-name="Text_20_body">
      <style:text-properties officeooo:rsid="0020e60b" officeooo:paragraph-rsid="00200d8a"/>
    </style:style>
    <style:style style:name="P15" style:family="paragraph" style:parent-style-name="Standard">
      <style:text-properties officeooo:rsid="0020e60b" officeooo:paragraph-rsid="0020e60b"/>
    </style:style>
    <style:style style:name="P16" style:family="paragraph" style:parent-style-name="Text_20_body">
      <style:text-properties officeooo:rsid="0020e60b" officeooo:paragraph-rsid="0020e60b"/>
    </style:style>
    <style:style style:name="P17" style:family="paragraph" style:parent-style-name="Text_20_body">
      <style:text-properties officeooo:rsid="0021fce6" officeooo:paragraph-rsid="0021fce6"/>
    </style:style>
    <style:style style:name="P18" style:family="paragraph" style:parent-style-name="Text_20_body">
      <style:text-properties officeooo:rsid="00231406" officeooo:paragraph-rsid="00231406"/>
    </style:style>
    <style:style style:name="P19" style:family="paragraph" style:parent-style-name="Heading_20_1">
      <style:text-properties officeooo:rsid="00231406" officeooo:paragraph-rsid="00231406"/>
    </style:style>
    <style:style style:name="P20" style:family="paragraph" style:parent-style-name="Text_20_body" style:list-style-name="List_20_1">
      <style:text-properties officeooo:rsid="00231406" officeooo:paragraph-rsid="00231406"/>
    </style:style>
    <style:style style:name="P21" style:family="paragraph" style:parent-style-name="Text_20_body" style:list-style-name="List_20_1">
      <style:text-properties officeooo:rsid="0023a497" officeooo:paragraph-rsid="0023a497"/>
    </style:style>
    <style:style style:name="P22" style:family="paragraph" style:parent-style-name="CodeIndent">
      <style:text-properties officeooo:rsid="00259dba" officeooo:paragraph-rsid="00259dba"/>
    </style:style>
    <style:style style:name="P23" style:family="paragraph" style:parent-style-name="Text_20_body">
      <style:text-properties officeooo:paragraph-rsid="00259dba"/>
    </style:style>
    <style:style style:name="P24" style:family="paragraph" style:parent-style-name="CommitMessage">
      <style:text-properties officeooo:rsid="0025e926" officeooo:paragraph-rsid="0025e926"/>
    </style:style>
    <style:style style:name="P25" style:family="paragraph" style:parent-style-name="Heading_20_1">
      <style:text-properties officeooo:rsid="00263864" officeooo:paragraph-rsid="00263864"/>
    </style:style>
    <style:style style:name="P26" style:family="paragraph" style:parent-style-name="Text_20_body">
      <style:text-properties officeooo:paragraph-rsid="00263864"/>
    </style:style>
    <style:style style:name="P27" style:family="paragraph" style:parent-style-name="Text_20_body">
      <style:text-properties fo:font-style="normal" officeooo:rsid="00263864" officeooo:paragraph-rsid="00263864" style:font-style-asian="normal" style:font-style-complex="normal"/>
    </style:style>
    <style:style style:name="P28" style:family="paragraph" style:parent-style-name="Text_20_body">
      <style:text-properties officeooo:rsid="00269908" officeooo:paragraph-rsid="00269908"/>
    </style:style>
    <style:style style:name="P29" style:family="paragraph" style:parent-style-name="CommitMessage">
      <style:text-properties officeooo:rsid="00269908" officeooo:paragraph-rsid="00269908"/>
    </style:style>
    <style:style style:name="P30" style:family="paragraph" style:parent-style-name="Heading_20_1">
      <style:text-properties officeooo:rsid="0026a23b" officeooo:paragraph-rsid="0026a23b"/>
    </style:style>
    <style:style style:name="P31" style:family="paragraph" style:parent-style-name="Text_20_body">
      <style:text-properties officeooo:rsid="0026a23b" officeooo:paragraph-rsid="0026a23b"/>
    </style:style>
    <style:style style:name="P32" style:family="paragraph" style:parent-style-name="Text_20_body" style:list-style-name="List_20_1">
      <style:text-properties officeooo:rsid="0026a23b" officeooo:paragraph-rsid="0026a23b"/>
    </style:style>
    <style:style style:name="P33" style:family="paragraph" style:parent-style-name="Text_20_body" style:list-style-name="List_20_1">
      <style:text-properties officeooo:rsid="00285b7e" officeooo:paragraph-rsid="00285b7e"/>
    </style:style>
    <style:style style:name="P34" style:family="paragraph" style:parent-style-name="Text_20_body">
      <style:text-properties officeooo:rsid="00285b7e" officeooo:paragraph-rsid="00285b7e"/>
    </style:style>
    <style:style style:name="P35" style:family="paragraph" style:parent-style-name="Text_20_body">
      <style:text-properties officeooo:rsid="002a4450" officeooo:paragraph-rsid="002a4450"/>
    </style:style>
    <style:style style:name="P36" style:family="paragraph" style:parent-style-name="Text_20_body">
      <style:text-properties officeooo:paragraph-rsid="002a4450"/>
    </style:style>
    <style:style style:name="P37" style:family="paragraph" style:parent-style-name="Text_20_body">
      <style:text-properties officeooo:rsid="002aa9dd" officeooo:paragraph-rsid="002aa9dd"/>
    </style:style>
    <style:style style:name="P38" style:family="paragraph" style:parent-style-name="Heading_20_1">
      <style:text-properties officeooo:rsid="002c904c" officeooo:paragraph-rsid="002c904c"/>
    </style:style>
    <style:style style:name="P39" style:family="paragraph" style:parent-style-name="Text_20_body">
      <style:text-properties officeooo:rsid="002c904c" officeooo:paragraph-rsid="002c904c"/>
    </style:style>
    <style:style style:name="P40" style:family="paragraph" style:parent-style-name="Text_20_body">
      <style:text-properties officeooo:rsid="002ccb12" officeooo:paragraph-rsid="002ccb12"/>
    </style:style>
    <style:style style:name="P41" style:family="paragraph" style:parent-style-name="Heading_20_1">
      <style:text-properties officeooo:rsid="002e22bb" officeooo:paragraph-rsid="002e22bb"/>
    </style:style>
    <style:style style:name="P42" style:family="paragraph" style:parent-style-name="Text_20_body">
      <style:text-properties officeooo:rsid="002e22bb" officeooo:paragraph-rsid="002e22bb"/>
    </style:style>
    <style:style style:name="P43" style:family="paragraph" style:parent-style-name="Text_20_body">
      <style:text-properties officeooo:rsid="002f31b4" officeooo:paragraph-rsid="002f31b4"/>
    </style:style>
    <style:style style:name="P44" style:family="paragraph" style:parent-style-name="Text_20_body">
      <style:text-properties officeooo:rsid="002f31c3" officeooo:paragraph-rsid="0032d2da"/>
    </style:style>
    <style:style style:name="P45" style:family="paragraph" style:parent-style-name="Text_20_body">
      <style:text-properties officeooo:rsid="00344743" officeooo:paragraph-rsid="00344743"/>
    </style:style>
    <style:style style:name="P46" style:family="paragraph" style:parent-style-name="Text_20_body">
      <style:text-properties officeooo:rsid="0034dfb8" officeooo:paragraph-rsid="0034dfb8"/>
    </style:style>
    <style:style style:name="T1" style:family="text">
      <style:text-properties officeooo:rsid="001422d1"/>
    </style:style>
    <style:style style:name="T2" style:family="text">
      <style:text-properties officeooo:rsid="00177cd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d06e" style:font-weight-asian="normal" style:font-weight-complex="normal"/>
    </style:style>
    <style:style style:name="T5" style:family="text">
      <style:text-properties fo:font-weight="normal" officeooo:rsid="0016b5d6" style:font-weight-asian="normal" style:font-weight-complex="normal"/>
    </style:style>
    <style:style style:name="T6" style:family="text">
      <style:text-properties officeooo:rsid="00185e72"/>
    </style:style>
    <style:style style:name="T7" style:family="text">
      <style:text-properties officeooo:rsid="001e08a1"/>
    </style:style>
    <style:style style:name="T8" style:family="text">
      <style:text-properties officeooo:rsid="001ac6e1"/>
    </style:style>
    <style:style style:name="T9" style:family="text">
      <style:text-properties officeooo:rsid="001e460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style:font-name="Cascadia Mono1" fo:font-size="9.5pt" fo:background-color="#ffffff" loext:char-shading-value="0" style:font-size-asian="9.5pt"/>
    </style:style>
    <style:style style:name="T13" style:family="text">
      <style:text-properties fo:color="#6f008a" loext:opacity="100%" style:font-name="Cascadia Mono1" fo:font-size="9.5pt" fo:background-color="#ffffff" loext:char-shading-value="0" style:font-size-asian="9.5pt"/>
    </style:style>
    <style:style style:name="T14" style:family="text">
      <style:text-properties fo:color="#0000ff" loext:opacity="100%" style:font-name="Cascadia Mono1" fo:font-size="9.5pt" fo:background-color="#ffffff" loext:char-shading-value="0" style:font-size-asian="9.5pt"/>
    </style:style>
    <style:style style:name="T15" style:family="text">
      <style:text-properties fo:color="#2b91af" loext:opacity="100%" style:font-name="Cascadia Mono1" fo:font-size="9.5pt" fo:background-color="#ffffff" loext:char-shading-value="0" style:font-size-asian="9.5pt"/>
    </style:style>
    <style:style style:name="T16" style:family="text">
      <style:text-properties officeooo:rsid="0021fce6"/>
    </style:style>
    <style:style style:name="T17" style:family="text">
      <style:text-properties officeooo:rsid="0023a497"/>
    </style:style>
    <style:style style:name="T18" style:family="text">
      <style:text-properties officeooo:rsid="0025e926"/>
    </style:style>
    <style:style style:name="T19" style:family="text">
      <style:text-properties officeooo:rsid="00259dba"/>
    </style:style>
    <style:style style:name="T20" style:family="text">
      <style:text-properties fo:font-weight="bold" officeooo:rsid="00259dba" style:font-weight-asian="bold" style:font-weight-complex="bold"/>
    </style:style>
    <style:style style:name="T21" style:family="text">
      <style:text-properties fo:font-weight="normal" officeooo:rsid="00259dba" style:font-weight-asian="normal" style:font-weight-complex="normal"/>
    </style:style>
    <style:style style:name="T22" style:family="text">
      <style:text-properties fo:font-weight="normal" officeooo:rsid="0025e926" style:font-weight-asian="normal" style:font-weight-complex="normal"/>
    </style:style>
    <style:style style:name="T23" style:family="text">
      <style:text-properties officeooo:rsid="00263864"/>
    </style:style>
    <style:style style:name="T24" style:family="text">
      <style:text-properties fo:font-style="italic" officeooo:rsid="00263864" style:font-style-asian="italic" style:font-style-complex="italic"/>
    </style:style>
    <style:style style:name="T25" style:family="text">
      <style:text-properties fo:font-style="normal" officeooo:rsid="00263864" style:font-style-asian="normal" style:font-style-complex="normal"/>
    </style:style>
    <style:style style:name="T26" style:family="text">
      <style:text-properties fo:font-variant="normal" fo:text-transform="none" fo:color="#001d35" loext:opacity="100%" style:font-name="monospace" fo:font-size="13.5pt" fo:letter-spacing="normal" fo:font-style="normal" fo:font-weight="normal" style:font-style-asian="normal" style:font-style-complex="normal"/>
    </style:style>
    <style:style style:name="T27" style:family="text">
      <style:text-properties officeooo:rsid="00285b7e"/>
    </style:style>
    <style:style style:name="T28" style:family="text">
      <style:text-properties officeooo:rsid="002a4450"/>
    </style:style>
    <style:style style:name="T29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30" style:family="text">
      <style:text-properties officeooo:rsid="002aa9dd"/>
    </style:style>
    <style:style style:name="T31" style:family="text">
      <style:text-properties officeooo:rsid="002b128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f3187"/>
    </style:style>
    <style:style style:name="T34" style:family="text">
      <style:text-properties fo:font-style="italic" officeooo:rsid="002f3187" style:font-style-asian="italic" style:font-style-complex="italic"/>
    </style:style>
    <style:style style:name="T35" style:family="text">
      <style:text-properties fo:font-style="normal" officeooo:rsid="002f3187" style:font-style-asian="normal" style:font-style-complex="normal"/>
    </style:style>
    <style:style style:name="T36" style:family="text">
      <style:text-properties officeooo:rsid="002f31c3"/>
    </style:style>
    <style:style style:name="T37" style:family="text">
      <style:text-properties officeooo:rsid="003039cc"/>
    </style:style>
    <style:style style:name="T38" style:family="text">
      <style:text-properties officeooo:rsid="00319e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_RefHeading___Toc1_399233371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"><text:a xlink:type="simple" xlink:href="#__RefHeading___Toc3_3992333716" text:style-name="Index_20_Link" text:visited-style-name="Index_20_Link">2025-Feb-20<text:tab/>1</text:a></text:p>
        </text:index-body>
      </text:table-of-content>
      <text:p text:style-name="Standard"/>
      <text:h text:style-name="P2" text:outline-level="1"><text:span text:style-name="T1">2025-Feb-20<text:tab/></text:span><text:span text:style-name="T2">Intro</text:span></text:h>
      <text:p text:style-name="P3"><text:span text:style-name="T3">So I prefer a notebook </text:span><text:span text:style-name="T4">to editing in the </text:span><text:span text:style-name="T5">GitHub markdown; it’s just something I’ve become accustomed to, and helps me think.</text:span></text:p>
      <text:h text:style-name="P4" text:outline-level="1">2025-Feb-20<text:tab/>Style Configurator Layout (#15939)</text:h>
      <text:p text:style-name="P5">When playing with UDL, I was able to change the layout of controls, so I’m thinking I could maybe do something similar for my Issue #15939 where it was suggested to place Language and Style tables above each other, rather than next to each other, to make them wider. <text:s/>The easy thing to do first is just to rearrange them.</text:p>
      <text:p text:style-name="P5">Numbers: <text:span text:style-name="T6">x, y, width, heigh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Original</text:p>
          </table:table-cell>
          <table:table-cell table:style-name="Table1.A1" office:value-type="string">
            <text:p text:style-name="P6">Updated</text:p>
          </table:table-cell>
          <table:table-cell table:style-name="Table1.D1" office:value-type="string">
            <text:p text:style-name="P7">Final</text:p>
          </table:table-cell>
        </table:table-row>
        <table:table-row>
          <table:table-cell table:style-name="Table1.A2" office:value-type="string">
            <text:p text:style-name="P6">Language Header</text:p>
          </table:table-cell>
          <table:table-cell table:style-name="Table1.A2" office:value-type="string">
            <text:p text:style-name="P6">20, 35, 61, 8</text:p>
          </table:table-cell>
          <table:table-cell table:style-name="Table1.A2" office:value-type="string">
            <text:p text:style-name="P6">20, 35, 137, 8</text:p>
          </table:table-cell>
          <table:table-cell table:style-name="Table1.D2" office:value-type="string">
            <text:p text:style-name="P7">20, 35, 137, 8</text:p>
          </table:table-cell>
        </table:table-row>
        <table:table-row>
          <table:table-cell table:style-name="Table1.A2" office:value-type="string">
            <text:p text:style-name="P6">Language</text:p>
          </table:table-cell>
          <table:table-cell table:style-name="Table1.A2" office:value-type="string">
            <text:p text:style-name="P6">17, 46, 59, 146</text:p>
          </table:table-cell>
          <table:table-cell table:style-name="Table1.A2" office:value-type="string">
            <text:p text:style-name="P6">17, 46, 146, 68</text:p>
          </table:table-cell>
          <table:table-cell table:style-name="Table1.D2" office:value-type="string">
            <text:p text:style-name="P7">17, 46, 146, <text:span text:style-name="T7">36</text:span></text:p>
          </table:table-cell>
        </table:table-row>
        <table:table-row>
          <table:table-cell table:style-name="Table1.A2" office:value-type="string">
            <text:p text:style-name="P6">Style Header</text:p>
          </table:table-cell>
          <table:table-cell table:style-name="Table1.A2" office:value-type="string">
            <text:p text:style-name="P6">89, 35, 68, 8</text:p>
          </table:table-cell>
          <table:table-cell table:style-name="Table1.A2" office:value-type="string">
            <text:p text:style-name="P8">20, 1<text:span text:style-name="T8">19</text:span>, 137, 8</text:p>
          </table:table-cell>
          <table:table-cell table:style-name="Table1.D2" office:value-type="string">
            <text:p text:style-name="P9">20, 87, 137, 8</text:p>
          </table:table-cell>
        </table:table-row>
        <table:table-row>
          <table:table-cell table:style-name="Table1.A2" office:value-type="string">
            <text:p text:style-name="P6">Styles</text:p>
          </table:table-cell>
          <table:table-cell table:style-name="Table1.A2" office:value-type="string">
            <text:p text:style-name="P6">86, 46, 77, 146</text:p>
          </table:table-cell>
          <table:table-cell table:style-name="Table1.A2" office:value-type="string">
            <text:p text:style-name="P8">17, 1<text:span text:style-name="T8">30</text:span>, 146, 6<text:span text:style-name="T8">2</text:span></text:p>
          </table:table-cell>
          <table:table-cell table:style-name="Table1.D2" office:value-type="string">
            <text:p text:style-name="P9">17, 98, 146, 94</text:p>
          </table:table-cell>
        </table:table-row>
      </table:table>
      <text:p text:style-name="P10">Okay, “Updated” gives 8 languages high and ~7.5 styles high. I think that means rows = (1/12)*dy + (7/3). <text:s/>So 4 rows would be dy=20, by that estimate, so shrink by 48 and move lower ones 48 up: first, try just shrinking language to dy=20. <text:s/>Nope, that’s way too small: only gives 2 rows instead of 4. So it shrunk by 6 rows for delta(dy)=48, so it’s really a slope of 1/8 instead of 1/12; <text:span text:style-name="T7">so another </text:span><draw:frame draw:style-name="fr1" draw:name="Image1" text:anchor-type="char" svg:x="5.15in" svg:y="1.0299in" svg:width="1.8in" svg:height="2.15in" draw:z-index="0"><draw:image xlink:href="Pictures/10000001000001190000019E419BE559.png" xlink:type="simple" xlink:show="embed" xlink:actuate="onLoad" draw:mime-type="image/png"/></draw:frame><text:span text:style-name="T7">2 rows would need another dy=16, taking it to 36 </text:span><text:span text:style-name="T9">=&gt; that looks good, so make the styles 32 higher//taller. <text:s/>Yes, that’s looking good.</text:span></text:p>
      <text:p text:style-name="P11">So now, I need to see how a ComboBox like “Select Theme” (IDC_SWITCH2THEME_COMBO) is populated, compared to the listbox like “Language:” (IDC_LANGUAGES_LIST), because if they are similar enough, then the conversion to ComboBox will be simple enough.</text:p>
      <text:p text:style-name="P12">Hmm, the COMBO constant isn’t around much… ah, but it gets assigned to _hSwitch2ThemeCombo, and <text:span text:style-name="T10">that</text:span><text:span text:style-name="T11"> gets populated with:</text:span></text:p>
      <text:p text:style-name="P13"><text:span text:style-name="T12">::</text:span><text:span text:style-name="T13">SendMessage</text:span><text:span text:style-name="T12">(_hSwitch2ThemeCombo, </text:span><text:span text:style-name="T13">CB_ADDSTRING</text:span><text:span text:style-name="T12">, 0, </text:span><text:span text:style-name="T14">reinterpret_cast</text:span><text:span text:style-name="T12">&lt;</text:span><text:span text:style-name="T15">LPARAM</text:span><text:span text:style-name="T12">&gt;(themeInfo.first.c_str()))</text:span></text:p>
      <text:p text:style-name="P14">Whereas the language list is</text:p>
      <text:p text:style-name="P15"><text:soft-page-break/><text:span text:style-name="T14">::</text:span><text:span text:style-name="T13">SendDlgItemMessage</text:span><text:span text:style-name="T12">(_hSelf, </text:span><text:span text:style-name="T13">IDC_LANGUAGES_LIST</text:span><text:span text:style-name="T12">, </text:span><text:span text:style-name="T13">LB_ADDSTRING</text:span><text:span text:style-name="T12">, 0, </text:span><text:span text:style-name="T14">reinterpret_cast</text:span><text:span text:style-name="T12">&lt;</text:span><text:span text:style-name="T15">LPARAM</text:span><text:span text:style-name="T12">&gt;(_lsArray.getLexerDescFromIndex(i)));</text:span></text:p>
      <text:p text:style-name="P16">… so it uses a similar message. <text:s/>From what I can tell from docs, SendDlgItemMessage is the equivalent of GetDlgItem() then SendMessage(), so I think it’s effectively the same between the two.</text:p>
      <text:p text:style-name="P16">So, let’s try to change the LANGUAGES to a COMBO instead… <text:span text:style-name="T16">It ends up empty. <text:s/>Oh, LB_ADDSTRING vs CB_ADDSTRING. <text:s/>Most of the LB_* have a CB_* equivalent, though it’s CB_GETLBTEXT &amp; CB_GETLBTEXTLEN.</text:span></text:p>
      <text:p text:style-name="P17">Once I make those changes, it all goes reasonable. <text:s/></text:p>
      <text:p text:style-name="P17">So now I want to resize and shift the styles box. <text:s/>It used to be 36, but now it’s only 8-12, so I think making styles 24 higher/taller will work.</text:p>
      <text:p text:style-name="P18">Commit and create PR</text:p>
      <text:h text:style-name="P19" text:outline-level="1">2025-Feb-20<text:tab/>&lt;meta&gt;</text:h>
      <text:p text:style-name="P18">Okay, some differences from my old $work Engineering Notebook:</text:p>
      <text:list xml:id="list1700827239" text:style-name="List_20_1">
        <text:list-item>
          <text:p text:style-name="P20">☑ Want abbreviations/auto-correct</text:p>
          <text:list>
            <text:list-item>
              <text:p text:style-name="P20">Tools &gt; AutoCorrect &gt; AutoCorrect Options</text:p>
            </text:list-item>
            <text:list-item>
              <text:p text:style-name="P21">They have some with :checkbox: and similar, which I should learn to use; but also define my \-style for the ones from my win.html page</text:p>
            </text:list-item>
          </text:list>
        </text:list-item>
        <text:list-item>
          <text:p text:style-name="P20"><text:span text:style-name="T17">☒ </text:span>Want TODO list with clickable checkboxes (I don’t know if I can get the double-click symbol dialog in LibreOffice)</text:p>
          <text:list>
            <text:list-item>
              <text:p text:style-name="P21">In the absence of that, I can just select and do the new \-command or :: command</text:p>
            </text:list-item>
          </text:list>
        </text:list-item>
        <text:list-item>
          <text:p text:style-name="P20"><text:span text:style-name="T18">☑ </text:span>Want COMMIT and CODEINDENT and CODEINLINE styles</text:p>
        </text:list-item>
      </text:list>
      <text:p text:style-name="CommitMessage">This is example commit <text:span text:style-name="T17">text.</text:span></text:p>
      <text:p text:style-name="TODO"><text:span text:style-name="T19">☑ </text:span>This is TODO<text:line-break/><text:span text:style-name="T19">☐ second line</text:span></text:p>
      <text:p text:style-name="CodeIndent">Indented Code</text:p>
      <text:p text:style-name="P22">Second Line</text:p>
      <text:p text:style-name="P23"><text:span text:style-name="T19">And this has </text:span><text:span text:style-name="InlineCode"><text:span text:style-name="T19">Inline Code </text:span></text:span><text:span text:style-name="T19">between normal code. Unfortunately, while the </text:span><text:span text:style-name="T20">Styles &gt; Manage Styles</text:span><text:span text:style-name="T21"> has the Paragraph Styles vs Character Styles button, the Style Toolbar only lists </text:span><text:span text:style-name="T22">Paragraph styles. <text:s/>Some googling says assign key, so </text:span><text:span text:style-name="InlineCode"><text:span text:style-name="T22">Ctrl+`</text:span></text:span> <text:span text:style-name="T18">will now apply the </text:span><text:soft-page-break/><text:span text:style-name="T18">character style to the selection. <text:s/>Not perfect, but unless I want the </text:span><text:span text:style-name="InlineCode"><text:span text:style-name="T18">F11</text:span></text:span><text:span text:style-name="T18"> Styles panel always visible, that is probably the closest I can come.</text:span></text:p>
      <text:p text:style-name="P24">&lt;meta&gt; A couple of compromises, but able to get most of my formatting desires from $work implemented in a similar fashion in LibreOffice.</text:p>
      <text:h text:style-name="P25" text:outline-level="1">2024-Feb-22<text:tab/>Plugin: Collection Interface</text:h>
      <text:p text:style-name="P26"><text:span text:style-name="T23">The CollectionInterface script is the one I am most interested in having as an official plugin. <text:s/>Looking at my PythonScript implementation, the main libraries it uses are the jsonlib and urllib – I </text:span><text:span text:style-name="T24">think</text:span><text:span text:style-name="T25"> that most of the urllib features are native to win32api in C++, so I think I just need a JSON library. <text:s/>Google AI tells me that </text:span><text:a xlink:type="simple" xlink:href="https://github.com/nlohmann/json" office:name="GitHub project" text:style-name="Internet_20_link" text:visited-style-name="Visited_20_Internet_20_Link"><text:span text:style-name="T26">nlohmann/json</text:span></text:a><text:span text:style-name="T11"> </text:span><text:span text:style-name="T25">is the simplest, as it is just a simple header file.</text:span></text:p>
      <text:p text:style-name="CodeIndent">#include &lt;iostream&gt;</text:p>
      <text:p text:style-name="CodeIndent">#include "json.hpp"</text:p>
      <text:p text:style-name="CodeIndent"/>
      <text:p text:style-name="CodeIndent">int main() {</text:p>
      <text:p text:style-name="CodeIndent"><text:s text:c="2"/>// Create a JSON object</text:p>
      <text:p text:style-name="CodeIndent"><text:s text:c="2"/>nlohmann::json j;</text:p>
      <text:p text:style-name="CodeIndent"><text:s text:c="2"/>j["name"] = "John Doe";</text:p>
      <text:p text:style-name="CodeIndent"><text:s text:c="2"/>j["age"] = 30;</text:p>
      <text:p text:style-name="CodeIndent"><text:s text:c="2"/>j["city"] = "New York";</text:p>
      <text:p text:style-name="CodeIndent"/>
      <text:p text:style-name="CodeIndent"><text:s text:c="2"/>// Serialize to string and print</text:p>
      <text:p text:style-name="CodeIndent"><text:s text:c="2"/>std::cout &lt;&lt; j.dump(4) &lt;&lt; std::endl;</text:p>
      <text:p text:style-name="CodeIndent"/>
      <text:p text:style-name="CodeIndent"><text:s text:c="2"/>// Parse from string</text:p>
      <text:p text:style-name="CodeIndent"><text:s text:c="2"/>std::string json_string = R"({"name": "Jane Doe", "age": 25})";</text:p>
      <text:p text:style-name="CodeIndent"><text:s text:c="2"/>nlohmann::json j2 = nlohmann::json::parse(json_string);</text:p>
      <text:p text:style-name="CodeIndent"><text:s text:c="2"/>std::cout &lt;&lt; j2["name"] &lt;&lt; std::endl;</text:p>
      <text:p text:style-name="CodeIndent"/>
      <text:p text:style-name="CodeIndent"><text:s text:c="2"/>return 0;</text:p>
      <text:p text:style-name="CodeIndent">}</text:p>
      <text:p text:style-name="P27">For HTML unescape, Google AI suggests:</text:p>
      <text:p text:style-name="CodeIndent">#include &lt;string&gt;</text:p>
      <text:p text:style-name="CodeIndent">#include &lt;algorithm&gt;</text:p>
      <text:p text:style-name="CodeIndent">#include &lt;map&gt;</text:p>
      <text:p text:style-name="CodeIndent"/>
      <text:p text:style-name="CodeIndent">std::string html_unescape(const std::string&amp; text) {</text:p>
      <text:p text:style-name="CodeIndent"><text:s text:c="4"/>std::map&lt;std::string, std::string&gt; entities = {</text:p>
      <text:p text:style-name="CodeIndent"><text:s text:c="8"/>{"&amp;amp;", "&amp;"},</text:p>
      <text:p text:style-name="CodeIndent"><text:s text:c="8"/>{"&amp;lt;", "&lt;"},</text:p>
      <text:p text:style-name="CodeIndent"><text:s text:c="8"/>{"&amp;gt;", "&gt;"},</text:p>
      <text:p text:style-name="CodeIndent"><text:s text:c="8"/>{"&amp;quot;", "\""},</text:p>
      <text:p text:style-name="CodeIndent"><text:s text:c="8"/>{"&amp;apos;", "'"}</text:p>
      <text:p text:style-name="CodeIndent"><text:s text:c="4"/>};</text:p>
      <text:p text:style-name="CodeIndent"/>
      <text:p text:style-name="CodeIndent"><text:s text:c="4"/>std::string result = text;</text:p>
      <text:p text:style-name="CodeIndent"><text:s text:c="4"/>for (const auto&amp; [entity, replacement] : entities) {</text:p>
      <text:p text:style-name="CodeIndent"><text:soft-page-break/><text:s text:c="8"/>size_t pos = result.find(entity);</text:p>
      <text:p text:style-name="CodeIndent"><text:s text:c="8"/>while (pos != std::string::npos) {</text:p>
      <text:p text:style-name="CodeIndent"><text:s text:c="12"/>result.replace(pos, entity.length(), replacement);</text:p>
      <text:p text:style-name="CodeIndent"><text:s text:c="12"/>pos = result.find(entity, pos + replacement.length());</text:p>
      <text:p text:style-name="CodeIndent"><text:s text:c="8"/>}</text:p>
      <text:p text:style-name="CodeIndent"><text:s text:c="4"/>}</text:p>
      <text:p text:style-name="CodeIndent"><text:s text:c="4"/>return result;</text:p>
      <text:p text:style-name="CodeIndent">}</text:p>
      <text:p text:style-name="P27">… that requires a manual table, which is annoying; you’d think there would be a predefined library somewhere.</text:p>
      <text:p text:style-name="P28"><text:a xlink:type="simple" xlink:href="https://learn.microsoft.com/en-us/previous-versions/windows/internet-explorer/ie-developer/platform-apis/ms775123(v=vs.85)" office:name="MS Learn (MSDN)" text:style-name="Internet_20_link" text:visited-style-name="Visited_20_Internet_20_Link"><text:span text:style-name="T11">URLDownloadToFile()</text:span></text:a><text:span text:style-name="T11"> seems to be the standard way to get it to a file. <text:s/>If you want the raw text instead, you might need something more complicated, like </text:span><text:a xlink:type="simple" xlink:href="https://learn.microsoft.com/en-us/windows/win32/wininet/http-sessions?redirectedfrom=MSDN" office:name="MS Learn (MSDN)" text:style-name="Internet_20_link" text:visited-style-name="Visited_20_Internet_20_Link"><text:span text:style-name="T11">WinINet HTTP(s) Sessions</text:span></text:a><text:span text:style-name="T11"> (which shows example code at the end). <text:s/></text:span></text:p>
      <text:p text:style-name="P29">Plugin CollectionInterface: start taking notes for how to convert my CollectionInterface.py script into an actual plugin</text:p>
      <text:h text:style-name="P30" text:outline-level="1">2025-Feb-23</text:h>
      <text:p text:style-name="P31">Found some of my old SVN-based code from 2022, when I was trying 100% GCC; my notes weren’t as helpful as I thought they might be – including notes that reference a c file that doens’t exist in the repo. :-( That’s annoying, especially since it was showing a working URL downloader, it claimed.</text:p>
      <text:p text:style-name="P31">So, Don’s template claims that even a grandma could do it, but it includes both the “NppPluginDemo.*” files and the “PluginDefinition.*” files. I don’t know why they are trying to confuse you with that. <text:s/></text:p>
      <text:list text:continue-numbering="true" text:style-name="List_20_1">
        <text:list-item>
          <text:p text:style-name="P32">NppPluginDemo.cpp:</text:p>
          <text:list>
            <text:list-item>
              <text:p text:style-name="P32">DllMain</text:p>
            </text:list-item>
            <text:list-item>
              <text:p text:style-name="P32">setInfo</text:p>
            </text:list-item>
            <text:list-item>
              <text:p text:style-name="P32">getName</text:p>
            </text:list-item>
            <text:list-item>
              <text:p text:style-name="P32">getFuncsArray</text:p>
            </text:list-item>
            <text:list-item>
              <text:p text:style-name="P32">beNotified</text:p>
            </text:list-item>
            <text:list-item>
              <text:p text:style-name="P32">messageProc</text:p>
            </text:list-item>
            <text:list-item>
              <text:p text:style-name="P32">isUnicode</text:p>
            </text:list-item>
          </text:list>
        </text:list-item>
        <text:list-item>
          <text:p text:style-name="P32">NppPluginDemo.rc</text:p>
          <text:list>
            <text:list-item>
              <text:p text:style-name="P32"><text:soft-page-break/>version info and file info</text:p>
            </text:list-item>
          </text:list>
        </text:list-item>
        <text:list-item>
          <text:p text:style-name="P32">PluginDefinition</text:p>
          <text:list>
            <text:list-item>
              <text:p text:style-name="P32">pluginInit</text:p>
            </text:list-item>
            <text:list-item>
              <text:p text:style-name="P32">pluginCleanUp</text:p>
            </text:list-item>
            <text:list-item>
              <text:p text:style-name="P32">commandMenuInit</text:p>
            </text:list-item>
            <text:list-item>
              <text:p text:style-name="P32">commandMenuCleanUp</text:p>
            </text:list-item>
            <text:list-item>
              <text:p text:style-name="P32">setCommand</text:p>
            </text:list-item>
            <text:list-item>
              <text:p text:style-name="P32">hello &amp; helloDlg</text:p>
            </text:list-item>
          </text:list>
        </text:list-item>
        <text:list-item>
          <text:p text:style-name="P32">PluginDefinition.<text:span text:style-name="T27">h</text:span></text:p>
          <text:list>
            <text:list-item>
              <text:p text:style-name="P33">header information</text:p>
            </text:list-item>
          </text:list>
        </text:list-item>
      </text:list>
      <text:p text:style-name="P34">But if I look at pork2sausage, it doesn’t have that… in fact, it doesn’t have any of the predefined functions from PluginDefinition.*. <text:s/>So annoying.</text:p>
      <text:p text:style-name="P34">Okay, search all of GH for “NPP_PLUGIN_NAME”, which is a good indicator that they started from the C++ template, I hope. <text:s/>Yep, found <text:a xlink:type="simple" xlink:href="https://github.com/dail8859/DoxyIt/tree/master/src" office:name="Dail's GitHub Repo" text:style-name="Internet_20_link" text:visited-style-name="Visited_20_Internet_20_Link">DoxyIt</text:a> by (or maintained by) dail8859, so I trust that it’s a reasonable implementation using the template: Yes, PluginDefinition.* both exist, <text:span text:style-name="T28">with those commands, but the NppPluginDemo.cpp was renamed to DoxyIt.cpp. <text:s/>(And all the RC contents were split into separate rc and cpp files, to keep things encapsulated.)</text:span></text:p>
      <text:p text:style-name="P35">But this at least gives a hint of what’s a reasonable structure following the template. <text:s/>So I’ll keep that as a reference. Eventually, I might follow suit, and start splitting files into hierarchies… but at least for now, I know what I can rename.</text:p>
      <text:p text:style-name="P36"><text:span text:style-name="T28">Now on to how to populate the repo – the manual claims “</text:span><text:span text:style-name="T29">Download and unzip the latest release</text:span> <text:s/><text:span text:style-name="T28">of Notepad++ Plugin Template”, but the releases page is primarily the dummy DLL build results. <text:s/>So I’d rather Fork, then follow “</text:span><text:a xlink:type="simple" xlink:href="https://docs.github.com/en/pull-requests/collaborating-with-pull-requests/working-with-forks/detaching-a-fork?platform=windows" office:name="GH Docs" text:style-name="Internet_20_link" text:visited-style-name="Visited_20_Internet_20_Link"><text:span text:style-name="T28">Detaching a Fork</text:span></text:a><text:span text:style-name="T28">”. <text:s/>But while coming back and typing this, I realized that there’s also the SourceCode.zip, which was probably what was intended by the official instructions. <text:s/>Still, forking is probably better, as that gives me a known-good workflow, as well.</text:span></text:p>
      <text:p text:style-name="P35">Okay, let’s start with that: fork to <text:a xlink:type="simple" xlink:href="https://github.com/pryrt/NppPlugin-CollectionInterface" text:style-name="Internet_20_link" text:visited-style-name="Visited_20_Internet_20_Link">https://github.com/pryrt/NppPlugin-CollectionInterface</text:a>. <text:s/><text:span text:style-name="T30">Leave fork network. <text:s/>Make local working copy. <text:s/>Try building as-is: works.</text:span></text:p>
      <text:p text:style-name="P37">Now, can I rename NppPluginDemo.*? <text:s/><text:span text:style-name="T31">Yep, and it still builds:</text:span></text:p>
      <text:p text:style-name="CommitMessage">Rename NppPluginDemo to CollectionInterface → 2c4d3a2</text:p>
      <text:p text:style-name="CommitMessage">Finish internal NppPluginTemplate to CollectionInterface rename → 9a2b527</text:p>
      <text:h text:style-name="P38" text:outline-level="1"><text:soft-page-break/>2025-Feb-24<text:tab/>Collection Interface</text:h>
      <text:p text:style-name="P39">Now, the question is, can I start doing the actual code, and getting the plugin to build and run in Notepad++?</text:p>
      <text:p text:style-name="P40">Getting it into Notepad++ and doing the two original actions worked just fine.</text:p>
      <text:p text:style-name="P40">But when I finally got all the pieces in place to add the AboutDialog box, using the <text:span text:style-name="T32">working</text:span><text:span text:style-name="T3"> DoxyIt as an example, it refuses to show the dialog. Which is, once again, the circumstances I described a couple years ago when I tried to create an AboutDialog in a GCC-based plugin. <text:s/>There is something fundamental that I’m missing. :-(</text:span></text:p>
      <text:p text:style-name="CommitMessage">Trying to add About dialog, but it doesnt show :-( → ebef233</text:p>
      <text:h text:style-name="P41" text:outline-level="1">2025-Feb-26<text:tab/>Collection Interface</text:h>
      <text:p text:style-name="P42">With the <text:a xlink:type="simple" xlink:href="https://community.notepad-plus-plus.org/topic/26656/" text:style-name="Internet_20_link" text:visited-style-name="Visited_20_Internet_20_Link">Community’s help</text:a>, able to get the dialog showing yesterday (didn’t take notes).</text:p>
      <text:p text:style-name="P42">But Coises suggested Modal (using DialogBoxParam) instead of non-Modal dialog (using CreateDialogParam), so today implemented it so I could call the same abtDlgProc() from showAbout() or showAboutModal()… Had to move the centering into the WM_INITDIALOG instead of in the showAbout (since it won’t work in the modal version). <text:s/>Unfortunately, when I exit the Modal version, it doesn’t <text:span text:style-name="T10">actually</text:span><text:span text:style-name="T11"> exit, it just hides the window, so N++ appears frozen. <text:s/>Do a safety commit, then do some research (looking at Coises example code, most likely).</text:span></text:p>
      <text:p text:style-name="CommitMessage">git commit -a -m "Have nonmodal+modal variants" -m "moved the centering code to the proc, so it works for both" -m "BUG: after modal closes window, still cannot access the rest of N++, apparently not completely ended :-(" → 9ab74eb</text:p>
      <text:p text:style-name="P42">Okay, <text:a xlink:type="simple" xlink:href="https://stackoverflow.com/questions/13788680/enddialog-vs-destroywindow" text:style-name="Internet_20_link" text:visited-style-name="Visited_20_Internet_20_Link">this SO</text:a> explains that EndDialog ends modals, DestroyWindow is used to end/destroy non-modal; it hinted that EndDialog might kindof work for <text:span text:style-name="T33">both, but doesn’t do </text:span><text:span text:style-name="T34">everything</text:span><text:span text:style-name="T35"> that DestroyWindow does. <text:s/>So I tried running EndDialog followed by DestroyWindow, and it seems to work correctly for both, at least for me.</text:span></text:p>
      <text:p text:style-name="CommitMessage">git commit -a -m "Fix modal ending" -m "add call to EndDialog() before DestroyWindow()" → 639f5c9</text:p>
      <text:p text:style-name="P43">When I hit ESC instead of CLOSE, it stays modal/frozen; add IDCANCEL to the switch(), dumping into same body as IDOK, and that fixes it.</text:p>
      <text:p text:style-name="CommitMessage">git commit -a -m "AboutDialog: fix ESC (IDCANCEL)" &amp; git push → 7aa207e</text:p>
      <text:p text:style-name="P43"><text:soft-page-break/>The GitHubAction hadn’t been running, because I hadn’t enabled it; so I did (before the last commit), but that run failed – outdated <text:a xlink:type="simple" xlink:href="mailto:upload-artifact@v3" text:style-name="Internet_20_link" text:visited-style-name="Visited_20_Internet_20_Link">upload-artifact@v3</text:a>. <text:s/>Fix that:</text:p>
      <text:p text:style-name="CommitMessage">git commit -a -m "Fix CI upload-artifact version" &amp; git push → 3f59af1</text:p>
      <text:p text:style-name="Standard"><text:span text:style-name="T36">Failed with “</text:span><text:span text:style-name="InlineCode">error C1083: Cannot open include file: 'PluginDefinition.h': No such file or directory [D:\a\NppPlugin-CollectionInterface\NppPlugin-CollectionInterface\vs.proj\CollectionInterface.vcxproj]</text:span><text:span text:style-name="T36">” … </text:span></text:p>
      <text:p text:style-name="CommitMessage">git commit -m "See if adding .sln will fix the additional paths not working"</text:p>
      <text:p text:style-name="P44">Nope, still couldn’t find it. <text:s/><text:a xlink:type="simple" xlink:href="https://stackoverflow.com/questions/22360799/how-to-specify-additional-include-directories-for-msbuild-exe" text:style-name="Internet_20_link" text:visited-style-name="Visited_20_Internet_20_Link">This SO</text:a> suggests a /p: 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msbuild.exe c</text:a></text:p>
      <text:p text:style-name="P44"><text:a xlink:type="simple" xlink:href="https://learn.microsoft.com/en-us/visualstudio/msbuild/msbuild-command-line-reference?view=vs-2022#:~:text=property%3A%7Bname%7D%3D%7Bvalue%7D-,-p%3A%7Bname%7D%3D%7Bvalue%7D,-Set%20or%20override" text:style-name="Internet_20_link" text:visited-style-name="Visited_20_Internet_20_Link">ommand line option</text:a> to override the property value… maybe if I replicate the AdditionalIncludeDirectories property to the command line, maybe that will work?</text:p>
      <text:p text:style-name="CommitMessage">git commit -a -m "msbuild /p:AdditionalIncludeDirectories to see if that helps" → 42f9e07</text:p>
      <text:p text:style-name="CommitMessage">git commit -a -m "Try full path rather than relative" → aac0f37</text:p>
      <text:p text:style-name="CommitMessage">git commit -a -m "variable not set right" → <text:span text:style-name="T37">re9917e3</text:span></text:p>
      <text:p text:style-name="CommitMessage">git commit -a -m "try a different syntax" → 4c157c7</text:p>
      <text:p text:style-name="CommitMessage">git commit -a -m "wasnt echoing, so back to one line so I can see resolved commandline" →  782d688 </text:p>
      <text:p text:style-name="CommitMessage">git commit -a -m "maybe change quoting" → <text:span text:style-name="T38">ee530af</text:span></text:p>
      <text:p text:style-name="CommitMessage">git commit -a -m "try /I" → 2ca2686</text:p>
      <text:p text:style-name="CommitMessage">git commit -a -m "try /I with colon" → 3e3e24a</text:p>
      <text:p text:style-name="CommitMessage">git commit -a -m "Look at Coises: prefix AdditionalIncludeDirectories with $(ProjectDir)" → 4f2bbc5</text:p>
      <text:p text:style-name="CommitMessage">git commit -a -m "reset the msbuild (still using Coises example for setting in vcxproj)" → b9ff71f</text:p>
      <text:p text:style-name="P45">Hmm, that one was close: ARM64 worked, but x64 didn’t. Ahh, missed one of the six for the directory :-( </text:p>
      <text:p text:style-name="CommitMessage">git commit -a -m "propagate Coises example to all 6 builds" → f1e299b</text:p>
      <text:p text:style-name="P46">… And that one finally works. <text:s/>Delete most of the GH Action fails, to declutter for n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pitch="variable"/>
    <style:font-face style:name="Cascadia Mono1" svg:font-family="'Cascadia Mono'" style:font-adornments="Regular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"/>
    <style:font-face style:name="roboto" svg:font-family="roboto, sans-serif"/>
    <style:font-face style:name="ui-monospace" svg:font-family="ui-monospace, SFMono-Regular, 'SF Mono', Menlo, Consolas, 'Liberation Mono', monospace"/>
  </office:font-face-decls>
  <office:styles>
    <draw:hatch draw:name="Red_20_90_20_Degrees_20_Crossed_20_4" draw:display-name="Red 90 Degrees Crossed 4" draw:style="double" draw:color="#b3cac7" draw:distance="0.1417in" draw:rotation="180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1" fo:font-family="'Liberation Sans'" style:font-style-name="Regular" style:font-family-generic="swiss" style:font-pitch="variable" officeooo:rsid="00344743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201in" fo:border-left="none" fo:border-right="none" fo:border-top="0.06pt solid #000000" fo:border-bottom="none">
        <style:tab-stops>
          <style:tab-stop style:position="2in"/>
        </style:tab-stops>
      </style:paragraph-properties>
      <style:text-properties fo:color="#1e6a39" loext:opacity="100%"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itMessage" style:family="paragraph" style:parent-style-name="Text_20_body" style:next-style-name="Text_20_body" style:master-page-name="">
      <loext:graphic-properties draw:fill="solid" draw:fill-color="#b3cac7"/>
      <style:paragraph-properties fo:margin-top="0in" fo:margin-bottom="0.1in" style:contextual-spacing="true" fo:line-height="100%" style:page-number="auto" fo:background-color="#b3cac7" fo:padding="0.0201in" fo:border="1.5pt solid #81aca6">
        <style:tab-stops/>
      </style:paragraph-properties>
      <style:text-properties fo:background-color="transparent"/>
    </style:style>
    <style:style style:name="TODO" style:family="paragraph" style:parent-style-name="Text_20_body" style:master-page-name="">
      <loext:graphic-properties draw:fill="solid" draw:fill-color="#77bc65"/>
      <style:paragraph-properties fo:margin-left="4.25in" fo:margin-right="0in" fo:margin-top="0in" fo:margin-bottom="0.1in" style:contextual-spacing="true" fo:line-height="115%" fo:text-indent="-0.25in" style:auto-text-indent="false" style:page-number="auto" fo:background-color="#77bc65" fo:padding="0.0201in" fo:border="1.5pt solid #3faf46">
        <style:tab-stops/>
      </style:paragraph-properties>
    </style:style>
    <style:style style:name="CodeIndent" style:family="paragraph" style:parent-style-name="Text_20_body" style:master-page-name="">
      <loext:graphic-properties draw:fill="solid" draw:fill-color="#dde8cb"/>
      <style:paragraph-properties fo:margin-left="0.5in" fo:margin-right="0in" fo:margin-top="0in" fo:margin-bottom="0.1in" style:contextual-spacing="true" style:page-number="auto" fo:background-color="#dde8cb" fo:padding="0.0201in" fo:border="1.5pt solid #afd095">
        <style:tab-stops/>
      </style:paragraph-properties>
      <style:text-properties style:font-name="Liberation Mono1" fo:font-family="'Liberation Mono'" style:font-style-name="Regular" style:font-family-generic="modern" style:font-pitch="fixed" fo:font-size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InlineCode" style:family="text">
      <style:text-properties style:font-name="Liberation Mono1" fo:font-family="'Liberation Mono'" style:font-style-name="Regular" style:font-family-generic="modern" style:font-pitch="fixed" fo:background-color="#f6f9d4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902in" fo:margin-bottom="0.7874in" fo:margin-left="0.7874in" fo:margin-right="0.7874in" fo:background-color="#dee7e5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hatch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hatch" draw:background-size="full" draw:fill-color="#dee7e5" draw:fill-hatch-name="Red_20_90_20_Degrees_20_Crossed_20_4" draw:fill-hatch-solid="true" draw:opacity="100%" draw:fill-image-width="1in" draw:fill-image-height="1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Title">Notepad++ Development Notes</text:p>
        <text:p text:style-name="Horizontal_20_Line"/>
      </style:header>
      <style:footer>
        <text:p text:style-name="Footer"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09:48:17.322000000</meta:creation-date>
    <dc:date>2025-02-26T12:29:45.349000000</dc:date>
    <meta:editing-duration>PT13H58M13S</meta:editing-duration>
    <meta:editing-cycles>32</meta:editing-cycles>
    <meta:generator>LibreOffice/24.8.4.2$Windows_X86_64 LibreOffice_project/bb3cfa12c7b1bf994ecc5649a80400d06cd71002</meta:generator>
    <meta:document-statistic meta:table-count="1" meta:image-count="1" meta:object-count="0" meta:page-count="8" meta:paragraph-count="158" meta:word-count="1933" meta:character-count="11971" meta:non-whitespace-character-count="10037"/>
  </office:meta>
</office:document-meta>
</file>